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8.95cm" fo:min-width="10.3cm" draw:shadow-opacity="0%"/>
    </style:style>
    <style:style style:name="gr2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75cm" fo:min-width="0.3cm" draw:shadow-opacity="0%"/>
    </style:style>
    <style:style style:name="P1" style:family="paragraph">
      <loext:graphic-properties draw:fill="solid" draw:fill-color="#ffffff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10.8cm" svg:height="19.2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4.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5.2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6.4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7.7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8.9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10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2cm" svg:x="11.2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0T10:59:58.608000000</meta:creation-date>
    <dc:date>2024-01-20T19:12:09.320000000</dc:date>
    <meta:editing-duration>PT8H12M11S</meta:editing-duration>
    <meta:editing-cycles>1</meta:editing-cycles>
    <meta:document-statistic meta:object-count="9"/>
    <meta:generator>LibreOffice/7.5.1.2$Windows_X86_64 LibreOffice_project/fcbaee479e84c6cd81291587d2ee68cba099e129</meta:generator>
  </office:meta>
</office:document-meta>
</file>